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mic Sans MS" svg:font-family="'Comic Sans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omic Sans MS" fo:font-size="20pt" fo:font-weight="bold" style:font-size-asian="20pt" style:font-weight-asian="bold" style:font-size-complex="20pt"/>
    </style:style>
    <style:style style:name="P2" style:family="paragraph" style:parent-style-name="Standard">
      <style:paragraph-properties fo:text-align="justify" style:justify-single-word="false"/>
      <style:text-properties style:font-name="Comic Sans MS" fo:font-size="20pt" fo:font-weight="bold" style:font-size-asian="20pt" style:font-weight-asian="bold" style:font-size-complex="20pt"/>
    </style:style>
    <style:style style:name="P3" style:family="paragraph" style:parent-style-name="Standard">
      <style:paragraph-properties fo:text-align="justify" style:justify-single-word="false"/>
      <style:text-properties style:font-name="Comic Sans MS" fo:font-size="20pt" style:font-size-asian="20pt" style:font-size-complex="20pt"/>
    </style:style>
    <style:style style:name="P4" style:family="paragraph" style:parent-style-name="Standard">
      <style:paragraph-properties fo:text-align="justify" style:justify-single-word="false"/>
      <style:text-properties style:font-name="Comic Sans MS" fo:font-size="14pt" style:font-size-asian="14pt" style:font-size-complex="1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f9c08"/>
    </style:style>
    <style:style style:name="P7" style:family="paragraph" style:parent-style-name="Standard">
      <style:paragraph-properties fo:text-align="justify" style:justify-single-word="false"/>
      <style:text-properties officeooo:rsid="000f9c08" officeooo:paragraph-rsid="000f9c08"/>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master-page-name="Standard">
      <style:paragraph-properties style:page-number="auto"/>
    </style:style>
    <style:style style:name="T1" style:family="text">
      <style:text-properties style:font-name="Comic Sans MS" fo:font-size="20pt" fo:font-weight="bold" style:font-size-asian="20pt" style:font-weight-asian="bold" style:font-size-complex="20pt"/>
    </style:style>
    <style:style style:name="T2" style:family="text">
      <style:text-properties style:font-name="Comic Sans MS" fo:font-size="20pt" style:font-size-asian="20pt" style:font-size-complex="20pt"/>
    </style:style>
    <style:style style:name="T3" style:family="text">
      <style:text-properties style:font-name="Comic Sans MS" fo:font-size="14pt" style:font-size-asian="14pt" style:font-size-complex="14pt"/>
    </style:style>
    <style:style style:name="T4" style:family="text">
      <style:text-properties style:font-name="Comic Sans MS" fo:font-size="14pt" officeooo:rsid="000f9c08" style:font-size-asian="14pt" style:font-size-complex="14pt"/>
    </style:style>
    <style:style style:name="T5" style:family="text">
      <style:text-properties fo:color="#302718" style:font-name="Verdana" fo:font-size="7.5pt" style:font-name-asian="Times New Roman" style:font-size-asian="7.5pt" style:font-name-complex="Times New Roman" style:font-size-complex="7.5pt"/>
    </style:style>
    <style:style style:name="T6" style:family="text">
      <style:text-properties fo:color="#302718" style:font-name="Verdana" fo:font-size="14pt" style:font-name-asian="Times New Roman" style:font-size-asian="14pt" style:font-name-complex="Times New Roma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 J Consultancy</text:span></text:p>
      <text:p text:style-name="P1"/>
      <text:p text:style-name="Standard"><text:span text:style-name="T1">Home Page</text:span></text:p>
      <text:p text:style-name="Standard"><text:span text:style-name="T5"><text:line-break/></text:span><text:span text:style-name="T6">M/s. D.J Consultancy is one of the leading Manpower Consultancy firm in Kolkata having its Registered Office at Science City, Uttar Panchanna gram, 85B Martinpara, Shanti Niwas Ground Floor, Near Pally mangal Club, Kolkata - 700 100.<text:line-break/></text:span></text:p>
      <text:p text:style-name="P5"><text:span text:style-name="T3">Committed to establish and maintain a positive difference to your staffing needs, we at DJ Consultants, are a headhunting and manpower recruitment firm of high repute and acknowledgment. We have gained this recognition by providing exemplary customer service and competent employees to diverse corporate, of all sizes; in India, Gulf, Europe, U.K, U.S.A as well as other parts of the globe. </text:span></text:p>
      <text:p text:style-name="P4"/>
      <text:p text:style-name="P5"><text:span text:style-name="T3">We are in the business of effectively understanding your manpower requirements, procuring the candidate with the desired profile and building trusting relationships. With our industry expertise, we understand that company's today require more than a skilled candidate; they reach for employees who are productive, exhibit a positive attitude and have the ability to become a member of their team. </text:span></text:p>
      <text:p text:style-name="P4"/>
      <text:p text:style-name="P5"><text:span text:style-name="T3">Apart from traditional practices to source candidates (like advertising in newspapers), we also incorporate innovative means to procure right professionals. Our experts leverage the power of technology-based recruitment and focus on online media to make </text:span><text:soft-page-break/><text:span text:style-name="T3">sure that our clients receive the most suitable candidates for their organization.</text:span></text:p>
      <text:p text:style-name="P4"/>
      <text:p text:style-name="P4"/>
      <text:p text:style-name="P4"/>
      <text:p text:style-name="P5"><text:span text:style-name="T2">About Us</text:span></text:p>
      <text:p text:style-name="P8"><text:span text:style-name="T6">M/s. D.J Consultancy is famous for their </text:span><text:span text:style-name="T3">headhunting and manpower recruitment firm of high repute and acknowledgment. </text:span><text:span text:style-name="T6">M/s. D.J Consultancy is the banner was everything is under one roof. M/s. D.J. Consultancy is having a strong Technical back up support with all the facilities. Quantity Control is an intricate part of this organization. This has tie-up with other reputed M.N.C companies of Kolkata as well as other cities of India. This group is equipped with numbers of qualified &amp; experienced professionals like Engineers, advisors/consultants, Designer, etc in its fold.</text:span></text:p>
      <text:p text:style-name="P8"><text:span text:style-name="T6"><text:s text:c="15"/></text:span><text:span text:style-name="T3">We have gained this recognition by providing exemplary customer service and competent employees to diverse corporate sector, of all sizes in Kolkata as well as all over India. Our recruitment/ placement treatise is 100% right and we gave best for him/her because we are in the business of effectively understanding your manpower, skill procuring the candidate with the desired profile and build trusting relationships with our industry expertise, we understand that company's today require more than a skilled candidate; they reach for employees who are productive, exhibit a positive attitude and have the ability to become a member of their team. </text:span></text:p>
      <text:p text:style-name="P8"><text:span text:style-name="T3"><text:s text:c="19"/>So, we provide best guideline &amp; training for job interview and as well as other governmental/ private examination. But remember that it is not just a guideline because it can change your life effectively.</text:span></text:p>
      <text:p text:style-name="P3"/>
      <text:p text:style-name="P5"><text:span text:style-name="T3">Our commitment "Ethics First"</text:span></text:p>
      <text:p text:style-name="P5"><text:span text:style-name="T3">We are the Members of Indian Personnel Export Promotion Council</text:span></text:p>
      <text:p text:style-name="P5"><text:soft-page-break/><text:span text:style-name="T3">We follow systematic and streamlined methodology of recruitment</text:span></text:p>
      <text:p text:style-name="P5"><text:span text:style-name="T3">We stand guarantee for each candidate selected by us for 90 days</text:span></text:p>
      <text:p text:style-name="P5"><text:span text:style-name="T3">Quick and exact communication</text:span></text:p>
      <text:p text:style-name="P5"><text:span text:style-name="T3">Updated database of qualified professionals</text:span></text:p>
      <text:p text:style-name="P5"><text:span text:style-name="T3">Professionals with specialized industry knowledge</text:span></text:p>
      <text:p text:style-name="P5"><text:span text:style-name="T3">Customized solution for recruitment</text:span></text:p>
      <text:p text:style-name="P2"/>
      <text:p text:style-name="P2"/>
      <text:p text:style-name="P2"/>
      <text:p text:style-name="P2"/>
      <text:p text:style-name="P2"/>
      <text:p text:style-name="P2"/>
      <text:p text:style-name="P5"><text:span text:style-name="T1">Services</text:span></text:p>
      <text:p text:style-name="P5"><text:span text:style-name="T3">Services We Offer</text:span></text:p>
      <text:p text:style-name="P5"><text:span text:style-name="T3">Our capabilities are completely scalable and our processes provide industry-leading results, regardless of the size of your company or the project in question. Some of the areas where we assist our clients are:</text:span></text:p>
      <text:p text:style-name="P4"/>
      <text:p text:style-name="P5"><text:span text:style-name="T3">Manpower Consultancy</text:span></text:p>
      <text:p text:style-name="P5"><text:span text:style-name="T3">Manpower Consultancy</text:span></text:p>
      <text:p text:style-name="P5"><text:soft-page-break/><text:span text:style-name="T3"><text:s/>Visa Assistance</text:span></text:p>
      <text:p text:style-name="P5"><text:span text:style-name="T3">Visa Assistance</text:span></text:p>
      <text:p text:style-name="P5"><text:span text:style-name="T3"><text:s/>Ticket Assistance</text:span></text:p>
      <text:p text:style-name="P5"><text:span text:style-name="T3">Ticket Assistance</text:span></text:p>
      <text:p text:style-name="P5"><text:span text:style-name="T3"><text:s/>Medical Checkup</text:span></text:p>
      <text:p text:style-name="P5"><text:span text:style-name="T3">Property Assistance</text:span></text:p>
      <text:p text:style-name="P5"><text:span text:style-name="T3">Procedure We Follow</text:span></text:p>
      <text:p text:style-name="P5"><text:span text:style-name="T3">FACILITATING YOUR GLOBAL REACH</text:span></text:p>
      <text:p text:style-name="P5"><text:span text:style-name="T3">Transcending the gender and geographical barriers, we identify the potential candidates from local, national or international locations, depending on your requirements. by industry, profession and profile.</text:span></text:p>
      <text:p text:style-name="P4"/>
      <text:p text:style-name="P4"/>
      <text:p text:style-name="P5"><text:span text:style-name="T3">SERVING ALL THE INDUSTRIES AND CORPORATE</text:span></text:p>
      <text:p text:style-name="P5"><text:span text:style-name="T3">We have a wealth of experience gained within blue-chip and high-tech organizations as well as SME's segment, of all the possible sectors. We specialize in finding and placing workforce, professionals and senior management for companies across all industry sectors.</text:span></text:p>
      <text:p text:style-name="P5"><text:span text:style-name="T3">SEARCHING FOR THE CANDIDATE</text:span></text:p>
      <text:p text:style-name="P5"><text:span text:style-name="T3">We know where to locate the key people of your interest and how to generate their interest in your job opportunity. We work to ensure the perfect match.</text:span></text:p>
      <text:p text:style-name="P5"><text:span text:style-name="T3">SHORTLISTING THE CANDIDATE</text:span></text:p>
      <text:p text:style-name="P5"><text:soft-page-break/><text:span text:style-name="T3">If required and on clients request, we conduct a full search for the best candidates for your open position and then interview &amp; pre-qualify them. This round is taken by industry specialists as well as HR consultants to evaluate the candidate on dual criteria of professional knowledge (like professional expertise and employment goals) and individual fit in the prospective organization.</text:span></text:p>
      <text:p text:style-name="P5"><text:span text:style-name="T3">HIRING PROCESS</text:span></text:p>
      <text:p text:style-name="P5"><text:span text:style-name="T3">We not only identify the most qualified candidates for the job but also assist you in all phases of the hiring process to ensure that you secure them for employment.</text:span></text:p>
      <text:p text:style-name="P5"><text:span text:style-name="T3">POST SELECTION ORIENTATION AND TRAVEL ARRANGEMENTS</text:span></text:p>
      <text:p text:style-name="P5"><text:span text:style-name="T3">Once the candidate has been selected and informed, we also arrange for his orientation program related to profile, code of conduct, labor laws of the country of employment etc. We also make complete travel arrangements including medical checkup, visa assistance etc.</text:span></text:p>
      <text:p text:style-name="P6"><text:span text:style-name="T3"><text:s/>TRA</text:span><text:span text:style-name="T4">INING FOR CANDIDATE </text:span></text:p>
      <text:p text:style-name="P6"><text:span text:style-name="T4"><text:s/>We provide a world class training to make candidate suitable for job. For candidate, who had pursued BCA or B.Tech degree and want to become software engineer, we provide classes on Web Technology.</text:span></text:p>
      <text:p text:style-name="P7"><text:span text:style-name="T3"/></text:p>
      <text:p text:style-name="P5"><text:span text:style-name="T3">EFFICIENT AND COST EFFECTIVE SERVICES</text:span></text:p>
      <text:p text:style-name="P5"><text:span text:style-name="T3">We provide a list of qualified candidates quickly and efficiently. By leveraging our world-class facilities, recruiters and advanced recruiting technology, we help you meet the recruiting goals from an investment that is lesser than the industrial average.</text:span></text:p>
      <text:p text:style-name="P5"><text:span text:style-name="T3">TAILOR MADE SOLUTIONS</text:span></text:p>
      <text:p text:style-name="P5"><text:soft-page-break/><text:span text:style-name="T3">We are a customized outsourced recruiting service organization, designed to provide a set of flexible, cost-effective hiring solutions to clients of every size and industry.</text:span></text:p>
      <text:p text:style-name="P5"><text:span text:style-name="T3">DATABASE RELATED SERVICES</text:span></text:p>
      <text:p text:style-name="P5"><text:span text:style-name="T3">We have an established but confidential client database and we will be glad to provide contact referrals, upon your request and after the review of your needs. We endeavor to maximize your return on human resource investment by capturing the high quality candidates needed by your business to stay competitive.</text:span></text:p>
      <text:p text:style-name="P5"><text:span text:style-name="T2">Gallery </text:span></text:p>
      <text:p text:style-name="P5"><text:span text:style-name="T3">Motivational <text:s/>Video &amp; photo </text:span></text:p>
      <text:p text:style-name="P3"/>
      <text:p text:style-name="P3"/>
      <text:p text:style-name="P3"/>
      <text:p text:style-name="P5"><text:span text:style-name="T2">Contact Us</text:span></text:p>
      <text:p text:style-name="P5"><text:span text:style-name="T3">D J Consultancy</text:span></text:p>
      <text:p text:style-name="P5"><text:span text:style-name="T6">Registered Office at Science City, Uttar Panchanna gram, 85B Martinpara, Shanti Niwas Ground Floor, Near Pally mangal Club, Kolkata-700100.<text:line-break/></text:span></text:p>
      <text:p text:style-name="P5"><text:span text:style-name="T3">Email ID- djconsultancy00@gmail.com</text:span></text:p>
      <text:p text:style-name="P5"><text:span text:style-name="T3">Phone- +91 8013290802/ 8961995019</text:span></text:p>
      <text:p text:style-name="P5"><text:span text:style-name="T3">First come First Ch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mic Sans MS" svg:font-family="'Comic Sans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4</meta:editing-cycles>
    <meta:creation-date>2016-09-02T12:04:00</meta:creation-date>
    <dc:date>2016-09-04T20:35:39.360388712</dc:date>
    <meta:editing-duration>PT4H35M39S</meta:editing-duration>
    <meta:generator>LibreOffice/5.0.6.2$Linux_X86_64 LibreOffice_project/00m0$Build-2</meta:generator>
    <meta:document-statistic meta:table-count="0" meta:image-count="0" meta:object-count="0" meta:page-count="6" meta:paragraph-count="58" meta:word-count="991" meta:character-count="6587" meta:non-whitespace-character-count="56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